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heads_20_6" draw:marker-end-width="0.3cm" draw:fill="none" draw:textarea-vertical-align="middle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4.75cm" fo:min-width="10cm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6.75cm" fo:min-width="6cm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4.75cm" fo:min-width="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6.923cm" fo:min-width="10.5cm"/>
      <style:paragraph-properties style:writing-mode="lr-tb"/>
    </style:style>
    <style:style style:name="gr6" style:family="graphic" style:parent-style-name="standard">
      <style:graphic-properties svg:stroke-color="#ff8000" draw:fill-color="#ffa6a6" draw:textarea-horizontal-align="justify" draw:textarea-vertical-align="middle" draw:auto-grow-height="false" fo:min-height="5.712cm" fo:min-width="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75cm" fo:min-width="3cm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fill-color="#bf0041" draw:textarea-vertical-align="middle"/>
    </style:style>
    <style:style style:name="gr17" style:family="graphic" style:parent-style-name="standard">
      <style:graphic-properties draw:fill-color="#ff5429" draw:textarea-horizontal-align="justify" draw:textarea-vertical-align="middle" draw:auto-grow-height="false" fo:min-height="6.75cm" fo:min-width="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0" style:family="graphic" style:parent-style-name="standard">
      <style:graphic-properties draw:fill-color="#81d41a" draw:textarea-horizontal-align="justify" draw:textarea-vertical-align="middle" draw:auto-grow-height="false" fo:min-height="4.75cm" fo:min-width="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f0041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bf0041"/>
      <style:paragraph-properties fo:text-align="center"/>
    </style:style>
    <style:style style:name="P12" style:family="paragraph">
      <loext:graphic-properties draw:fill-color="#ff5429"/>
      <style:paragraph-properties fo:text-align="center"/>
    </style:style>
    <style:style style:name="P13" style:family="paragraph">
      <loext:graphic-properties draw:fill-color="#81d41a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5cm" svg:y1="7.827cm" svg:x2="19.5cm" svg:y2="5.827cm">
          <text:p/>
        </draw:line>
        <draw:custom-shape draw:style-name="gr2" draw:text-style-name="P2" draw:layer="layout" svg:width="10.5cm" svg:height="5cm" svg:x="17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5cm" svg:height="7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cm" svg:height="5cm" svg:x="18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cm" svg:height="7.173cm" svg:x="6.5cm" svg:y="7.827cm">
          <text:p text:style-name="P10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5cm" svg:height="5.962cm" svg:x="8.5cm" svg:y="0.03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cm" svg:height="0.962cm" svg:x="10.5cm" svg:y="0.038cm">
          <draw:text-box>
            <text:p text:style-name="P7"><text:span text:style-name="T1">Synth</text:span></text:p>
          </draw:text-box>
        </draw:frame>
        <draw:frame draw:style-name="gr8" draw:text-style-name="P8" draw:layer="layout" svg:width="4cm" svg:height="2cm" svg:x="6.5cm" svg:y="8cm">
          <draw:text-box>
            <text:p text:style-name="P7"><text:span text:style-name="T1">Vibe Synth</text:span></text:p>
          </draw:text-box>
        </draw:frame>
        <draw:frame draw:style-name="gr9" draw:text-style-name="P8" draw:layer="layout" svg:width="5.5cm" svg:height="1.673cm" svg:x="12cm" svg:y="8cm">
          <draw:text-box>
            <text:p text:style-name="P7"><text:span text:style-name="T1">Additieve Synth</text:span></text:p>
          </draw:text-box>
        </draw:frame>
        <draw:frame draw:style-name="gr7" draw:text-style-name="P8" draw:layer="layout" svg:width="5cm" svg:height="0.962cm" svg:x="19cm" svg:y="0.538cm">
          <draw:text-box>
            <text:p text:style-name="P7"><text:span text:style-name="T1">Oscillat</text:span><text:span text:style-name="T1">or</text:span></text:p>
          </draw:text-box>
        </draw:frame>
        <draw:frame draw:style-name="gr7" draw:text-style-name="P8" draw:layer="layout" svg:width="2cm" svg:height="0.962cm" svg:x="25cm" svg:y="7.827cm">
          <draw:text-box>
            <text:p text:style-name="P7"><text:span text:style-name="T1">Sin</text:span><text:span text:style-name="T1">e</text:span></text:p>
          </draw:text-box>
        </draw:frame>
        <draw:frame draw:style-name="gr10" draw:text-style-name="P8" draw:layer="layout" svg:width="3cm" svg:height="1.5cm" svg:x="2cm" svg:y="0cm">
          <draw:text-box>
            <text:p text:style-name="P7"><text:span text:style-name="T1">Melo</text:span><text:span text:style-name="T1">dy</text:span></text:p>
          </draw:text-box>
        </draw:frame>
        <draw:frame draw:style-name="gr10" draw:text-style-name="P9" draw:layer="layout" svg:width="2cm" svg:height="1.5cm" svg:x="11.5cm" svg:y="6.5cm">
          <draw:text-box>
            <text:p>Is a </text:p>
          </draw:text-box>
        </draw:frame>
        <draw:frame draw:style-name="gr7" draw:text-style-name="P9" draw:layer="layout" svg:width="2.5cm" svg:height="0.962cm" svg:x="16cm" svg:y="0.538cm">
          <draw:text-box>
            <text:p>Has a </text:p>
          </draw:text-box>
        </draw:frame>
        <draw:custom-shape draw:style-name="gr11" draw:text-style-name="P10" draw:layer="layout" svg:width="3.5cm" svg:height="5cm" svg:x="17.5cm" svg:y="7.5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2.5cm" svg:y1="7.789cm" svg:x2="22.5cm" svg:y2="6cm">
          <text:p/>
        </draw:line>
        <draw:line draw:style-name="gr13" draw:text-style-name="P1" draw:layer="layout" svg:x1="25.5cm" svg:y1="7.5cm" svg:x2="25.5cm" svg:y2="6cm">
          <text:p/>
        </draw:line>
        <draw:line draw:style-name="gr14" draw:text-style-name="P1" draw:layer="layout" svg:x1="9cm" svg:y1="7.827cm" svg:x2="9.5cm" svg:y2="5.5cm">
          <text:p/>
        </draw:line>
        <draw:line draw:style-name="gr15" draw:text-style-name="P1" draw:layer="layout" svg:x1="16cm" svg:y1="7.5cm" svg:x2="14.5cm" svg:y2="5.5cm">
          <text:p/>
        </draw:line>
        <draw:frame draw:style-name="gr9" draw:text-style-name="P9" draw:layer="layout" svg:width="4cm" svg:height="1.673cm" svg:x="10.5cm" svg:y="1.327cm">
          <draw:text-box>
            <text:p>synthTick()</text:p>
          </draw:text-box>
        </draw:frame>
        <draw:frame draw:style-name="gr9" draw:text-style-name="P9" draw:layer="layout" svg:width="4cm" svg:height="1.673cm" svg:x="6.5cm" svg:y="10cm">
          <draw:text-box>
            <text:p>getSample()</text:p>
          </draw:text-box>
        </draw:frame>
        <draw:frame draw:style-name="gr9" draw:text-style-name="P9" draw:layer="layout" svg:width="5.5cm" svg:height="1.673cm" svg:x="6.5cm" svg:y="9.327cm">
          <draw:text-box>
            <text:p>createOscillator()</text:p>
          </draw:text-box>
        </draw:frame>
        <draw:line draw:style-name="gr16" draw:text-style-name="P11" draw:layer="layout" svg:x1="14.5cm" svg:y1="1.5cm" svg:x2="18.5cm" svg:y2="1.5cm">
          <text:p/>
        </draw:line>
        <draw:custom-shape draw:style-name="gr17" draw:text-style-name="P12" draw:layer="layout" svg:width="6.5cm" svg:height="7cm" svg:x="0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cm" svg:height="0.962cm" svg:x="2cm" svg:y="7.538cm">
          <draw:text-box>
            <text:p>UI</text:p>
          </draw:text-box>
        </draw:frame>
        <draw:frame draw:style-name="gr18" draw:text-style-name="P9" draw:layer="layout" svg:width="3cm" svg:height="0.962cm" svg:x="23cm" svg:y="6.5cm">
          <draw:text-box>
            <text:p>Is a</text:p>
          </draw:text-box>
        </draw:frame>
        <draw:frame draw:style-name="gr7" draw:text-style-name="P9" draw:layer="layout" svg:width="4cm" svg:height="0.962cm" svg:x="10.5cm" svg:y="2.5cm">
          <draw:text-box>
            <text:p>mtof()</text:p>
          </draw:text-box>
        </draw:frame>
        <draw:frame draw:style-name="gr9" draw:text-style-name="P9" draw:layer="layout" svg:width="6.5cm" svg:height="1.673cm" svg:x="8.5cm" svg:y="3.407cm">
          <draw:text-box>
            <text:p>Virtual getSample()</text:p>
          </draw:text-box>
        </draw:frame>
        <draw:frame draw:style-name="gr9" draw:text-style-name="P9" draw:layer="layout" svg:width="5.5cm" svg:height="1.673cm" svg:x="19cm" svg:y="1.5cm">
          <draw:text-box>
            <text:p>setFrequency()</text:p>
          </draw:text-box>
        </draw:frame>
        <draw:frame draw:style-name="gr9" draw:text-style-name="P9" draw:layer="layout" svg:width="5.5cm" svg:height="1.673cm" svg:x="19cm" svg:y="2.5cm">
          <draw:text-box>
            <text:p>setSamplerate()</text:p>
          </draw:text-box>
        </draw:frame>
        <draw:frame draw:style-name="gr7" draw:text-style-name="P9" draw:layer="layout" svg:width="6cm" svg:height="0.962cm" svg:x="19cm" svg:y="3.211cm">
          <draw:text-box>
            <text:p>tick()</text:p>
          </draw:text-box>
        </draw:frame>
        <draw:frame draw:style-name="gr19" draw:text-style-name="P9" draw:layer="layout" svg:width="4.5cm" svg:height="1.038cm" svg:x="17.5cm" svg:y="9.5cm">
          <draw:text-box>
            <text:p>Calculate() </text:p>
          </draw:text-box>
        </draw:frame>
        <draw:custom-shape draw:style-name="gr20" draw:text-style-name="P13" draw:layer="layout" svg:width="3.5cm" svg:height="5cm" svg:x="21cm" svg:y="7.5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5cm" svg:height="1.038cm" svg:x="24.5cm" svg:y="9.5cm">
          <draw:text-box>
            <text:p>Calculate() </text:p>
          </draw:text-box>
        </draw:frame>
        <draw:frame draw:style-name="gr9" draw:text-style-name="P8" draw:layer="layout" svg:width="3cm" svg:height="1.673cm" svg:x="18cm" svg:y="7.827cm">
          <draw:text-box>
            <text:p text:style-name="P7"><text:span text:style-name="T1">Square</text:span></text:p>
          </draw:text-box>
        </draw:frame>
        <draw:frame draw:style-name="gr19" draw:text-style-name="P9" draw:layer="layout" svg:width="4.5cm" svg:height="1.038cm" svg:x="21cm" svg:y="9.5cm">
          <draw:text-box>
            <text:p>Calculate() </text:p>
          </draw:text-box>
        </draw:frame>
        <draw:frame draw:style-name="gr9" draw:text-style-name="P8" draw:layer="layout" svg:width="2cm" svg:height="1.673cm" svg:x="21.5cm" svg:y="7.827cm">
          <draw:text-box>
            <text:p text:style-name="P7"><text:span text:style-name="T1">Saw</text:span></text:p>
          </draw:text-box>
        </draw:frame>
        <draw:frame draw:style-name="gr18" draw:text-style-name="P9" draw:layer="layout" svg:width="3cm" svg:height="0.962cm" svg:x="19.5cm" svg:y="6.538cm">
          <draw:text-box>
            <text:p>Is a</text:p>
          </draw:text-box>
        </draw:frame>
        <draw:frame draw:style-name="gr9" draw:text-style-name="P9" draw:layer="layout" svg:width="5.5cm" svg:height="1.673cm" svg:x="12cm" svg:y="9.327cm">
          <draw:text-box>
            <text:p>createOscillator()</text:p>
          </draw:text-box>
        </draw:frame>
        <draw:frame draw:style-name="gr9" draw:text-style-name="P9" draw:layer="layout" svg:width="4cm" svg:height="1.673cm" svg:x="12cm" svg:y="10cm">
          <draw:text-box>
            <text:p>getSample()</text:p>
          </draw:text-box>
        </draw:frame>
        <draw:frame draw:style-name="gr21" draw:text-style-name="P14" draw:layer="layout" svg:width="3.5cm" svg:height="1.173cm" svg:x="24cm" svg:y="0.827cm">
          <draw:text-box>
            <text:p>frequency</text:p>
          </draw:text-box>
        </draw:frame>
        <draw:frame draw:style-name="gr22" draw:text-style-name="P14" draw:layer="layout" svg:width="3cm" svg:height="0.962cm" svg:x="24cm" svg:y="1.865cm">
          <draw:text-box>
            <text:p>sample</text:p>
          </draw:text-box>
        </draw:frame>
        <draw:frame draw:style-name="gr9" draw:text-style-name="P14" draw:layer="layout" svg:width="4cm" svg:height="1.673cm" svg:x="24cm" svg:y="2.827cm">
          <draw:text-box>
            <text:p>samplerate</text:p>
          </draw:text-box>
        </draw:frame>
        <draw:frame draw:style-name="gr22" draw:text-style-name="P14" draw:layer="layout" svg:width="3.5cm" svg:height="0.962cm" svg:x="24cm" svg:y="4.038cm">
          <draw:text-box>
            <text:p>amplitude</text:p>
          </draw:text-box>
        </draw:frame>
        <draw:frame draw:style-name="gr23" draw:text-style-name="P14" draw:layer="layout" svg:width="6.5cm" svg:height="2.384cm" svg:x="0.5cm" svg:y="8.616cm">
          <draw:text-box>
            <text:p>retrieveUserinput()</text:p>
          </draw:text-box>
        </draw:frame>
        <draw:frame draw:style-name="gr23" draw:text-style-name="P14" draw:layer="layout" svg:width="6cm" svg:height="2.384cm" svg:x="0.5cm" svg:y="9.5cm">
          <draw:text-box>
            <text:p>retrieveSelection()</text:p>
          </draw:text-box>
        </draw:frame>
        <draw:frame draw:style-name="gr23" draw:text-style-name="P14" draw:layer="layout" svg:width="7cm" svg:height="2.384cm" svg:x="0cm" svg:y="10.5cm">
          <draw:text-box>
            <text:p>retrieveFloatInRange()</text:p>
          </draw:text-box>
        </draw:frame>
        <draw:frame draw:style-name="gr23" draw:text-style-name="P14" draw:layer="layout" svg:width="7.5cm" svg:height="2.384cm" svg:x="0cm" svg:y="11.5cm">
          <draw:text-box>
            <text:p>retrieveDoubleInRange()</text:p>
          </draw:text-box>
        </draw:frame>
        <draw:frame draw:style-name="gr24" draw:text-style-name="P14" draw:layer="layout" svg:width="6cm" svg:height="6.65cm" svg:x="1cm" svg:y="1cm">
          <draw:text-box>
            <text:p>setScale()</text:p>
            <text:p>chooseScale()</text:p>
            <text:p>getPitch()</text:p>
            <text:p/>
            <text:p>Rootnote</text:p>
            <text:p>Scales</text:p>
            <text:p>Octavemultiplier</text:p>
            <text:p>octave</text:p>
            <text:p/>
          </draw:text-box>
        </draw:frame>
        <draw:frame draw:style-name="gr22" draw:text-style-name="P14" draw:layer="layout" svg:width="3cm" svg:height="0.962cm" svg:x="7cm" svg:y="11cm">
          <draw:text-box>
            <text:p>amIndex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1:42.650599388</meta:creation-date>
    <dc:date>2022-12-23T14:14:11.069337578</dc:date>
    <meta:editing-duration>PT2H8M52S</meta:editing-duration>
    <meta:editing-cycles>26</meta:editing-cycles>
    <meta:generator>LibreOffice/7.2.1.2$MacOSX_X86_64 LibreOffice_project/87b77fad49947c1441b67c559c339af8f3517e22</meta:generator>
    <meta:document-statistic meta:object-count="73"/>
  </office:meta>
</office:document-meta>
</file>